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4.38pt" svg:x="257.56pt" svg:y="10.4pt">
            <draw:object draw:notify-on-update-of-ranges="Sheet1.A1:Sheet1.A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41pt" svg:x="252.88pt" svg:y="283.18pt">
            <draw:object draw:notify-on-update-of-ranges="Sheet1.B1:Sheet1.B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9pt" svg:height="254.38pt" svg:x="259.11pt" svg:y="565.6pt">
            <draw:object draw:notify-on-update-of-ranges="Sheet1.C1:Sheet1.C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ulkošanas tab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CDAB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35:21.203165486</meta:creation-date>
    <dc:date>2019-01-10T23:44:01.322794269</dc:date>
    <meta:editing-duration>PT7M39S</meta:editing-duration>
    <meta:editing-cycles>1</meta:editing-cycles>
    <meta:document-statistic meta:table-count="1" meta:cell-count="179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line" chart:style-name="ch1">
        <chart:legend chart:legend-position="end" svg:x="13.72cm" svg:y="4.186cm" style:legend-expansion="high" chart:style-name="ch2"/>
        <chart:plot-area chart:style-name="ch3" table:cell-range-address="Sheet1.A1:Sheet1.A48" svg:x="0.319cm" svg:y="0.179cm" svg:width="13.082cm" svg:height="8.617cm">
          <chartooo:coordinate-region svg:x="0.944cm" svg:y="0.38cm" svg:width="12.457cm" svg:height="7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line" chart:style-name="ch1">
        <chart:legend chart:legend-position="end" svg:x="13.719cm" svg:y="4.187cm" style:legend-expansion="high" chart:style-name="ch2"/>
        <chart:plot-area chart:style-name="ch3" table:cell-range-address="Sheet1.B1:Sheet1.B48" svg:x="0.319cm" svg:y="0.179cm" svg:width="13.081cm" svg:height="8.618cm">
          <chartooo:coordinate-region svg:x="0.944cm" svg:y="0.38cm" svg:width="12.456cm" svg:height="7.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line" chart:style-name="ch1">
        <chart:legend chart:legend-position="end" svg:x="13.72cm" svg:y="4.186cm" style:legend-expansion="high" chart:style-name="ch2"/>
        <chart:plot-area chart:style-name="ch3" table:cell-range-address="Sheet1.C1:Sheet1.C48" svg:x="0.319cm" svg:y="0.179cm" svg:width="13.082cm" svg:height="8.617cm">
          <chartooo:coordinate-region svg:x="0.944cm" svg:y="0.38cm" svg:width="12.457cm" svg:height="7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